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 style:writing-mode="page"/>
    </style:style>
    <style:style style:name="Table1.A" style:family="table-column">
      <style:table-column-properties style:column-width="4.249cm" style:rel-column-width="2409*"/>
    </style:style>
    <style:style style:name="Table1.C" style:family="table-column">
      <style:table-column-properties style:column-width="4.251cm" style:rel-column-width="241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_5f_SIMPLE" style:display-name="T_SIMPLE" style:family="table">
      <style:table-properties style:width="17cm" table:align="margins" style:writing-mode="page"/>
    </style:style>
    <style:style style:name="T_5f_SIMPLE.A" style:display-name="T_SIMPLE.A" style:family="table-column">
      <style:table-column-properties style:column-width="4.249cm" style:rel-column-width="16383*"/>
    </style:style>
    <style:style style:name="T_5f_SIMPLE.D" style:display-name="T_SIMPLE.D" style:family="table-column">
      <style:table-column-properties style:column-width="4.251cm" style:rel-column-width="16386*"/>
    </style:style>
    <style:style style:name="T_5f_SIMPLE.A1" style:display-name="T_SIMPLE.A1" style:family="table-cell">
      <style:table-cell-properties fo:padding="0.097cm" fo:border-left="0.05pt solid #000000" fo:border-right="none" fo:border-top="0.05pt solid #000000" fo:border-bottom="0.05pt solid #000000"/>
    </style:style>
    <style:style style:name="T_5f_SIMPLE.D1" style:display-name="T_SIMPLE.D1" style:family="table-cell">
      <style:table-cell-properties fo:padding="0.097cm" fo:border="0.05pt solid #000000"/>
    </style:style>
    <style:style style:name="T_5f_SIMPLE.A2" style:display-name="T_SIMPLE.A2" style:family="table-cell">
      <style:table-cell-properties fo:padding="0.097cm" fo:border-left="0.05pt solid #000000" fo:border-right="none" fo:border-top="none" fo:border-bottom="0.05pt solid #000000"/>
    </style:style>
    <style:style style:name="T_5f_SIMPLE.D2" style:display-name="T_SIMPLE.D2" style:family="table-cell">
      <style:table-cell-properties fo:padding="0.097cm" fo:border-left="0.05pt solid #000000" fo:border-right="0.05pt solid #000000" fo:border-top="none" fo:border-bottom="0.05pt solid #000000"/>
    </style:style>
    <style:style style:name="T_5f_ONE_5f_ROW" style:display-name="T_ONE_ROW" style:family="table">
      <style:table-properties style:width="17cm" table:align="margins" style:writing-mode="page"/>
    </style:style>
    <style:style style:name="T_5f_ONE_5f_ROW.A" style:display-name="T_ONE_ROW.A" style:family="table-column">
      <style:table-column-properties style:column-width="4.249cm" style:rel-column-width="16383*"/>
    </style:style>
    <style:style style:name="T_5f_ONE_5f_ROW.D" style:display-name="T_ONE_ROW.D" style:family="table-column">
      <style:table-column-properties style:column-width="4.251cm" style:rel-column-width="16386*"/>
    </style:style>
    <style:style style:name="T_5f_ONE_5f_ROW.A1" style:display-name="T_ONE_ROW.A1" style:family="table-cell">
      <style:table-cell-properties fo:padding="0.097cm" fo:border-left="0.05pt solid #000000" fo:border-right="none" fo:border-top="0.05pt solid #000000" fo:border-bottom="0.05pt solid #000000"/>
    </style:style>
    <style:style style:name="T_5f_ONE_5f_ROW.D1" style:display-name="T_ONE_ROW.D1" style:family="table-cell">
      <style:table-cell-properties fo:padding="0.097cm" fo:border="0.05pt solid #000000"/>
    </style:style>
    <style:style style:name="T_5f_EMPTY" style:display-name="T_EMPTY" style:family="table">
      <style:table-properties style:width="17cm" table:align="margins" style:writing-mode="page"/>
    </style:style>
    <style:style style:name="T_5f_EMPTY.A" style:display-name="T_EMPTY.A" style:family="table-column">
      <style:table-column-properties style:column-width="4.249cm" style:rel-column-width="16383*"/>
    </style:style>
    <style:style style:name="T_5f_EMPTY.D" style:display-name="T_EMPTY.D" style:family="table-column">
      <style:table-column-properties style:column-width="4.251cm" style:rel-column-width="16386*"/>
    </style:style>
    <style:style style:name="T_5f_EMPTY.A1" style:display-name="T_EMPTY.A1" style:family="table-cell">
      <style:table-cell-properties fo:padding="0.097cm" fo:border-left="0.05pt solid #000000" fo:border-right="none" fo:border-top="0.05pt solid #000000" fo:border-bottom="0.05pt solid #000000"/>
    </style:style>
    <style:style style:name="T_5f_EMPTY.D1" style:display-name="T_EMPTY.D1" style:family="table-cell">
      <style:table-cell-properties fo:padding="0.097cm" fo:border="0.05pt solid #000000"/>
    </style:style>
    <style:style style:name="T_5f_FULL" style:display-name="T_FULL" style:family="table">
      <style:table-properties style:width="17cm" table:align="margins" style:writing-mode="page"/>
    </style:style>
    <style:style style:name="T_5f_FULL.A" style:display-name="T_FULL.A" style:family="table-column">
      <style:table-column-properties style:column-width="4.249cm" style:rel-column-width="16383*"/>
    </style:style>
    <style:style style:name="T_5f_FULL.D" style:display-name="T_FULL.D" style:family="table-column">
      <style:table-column-properties style:column-width="4.251cm" style:rel-column-width="16386*"/>
    </style:style>
    <style:style style:name="T_5f_FULL.A1" style:display-name="T_FULL.A1" style:family="table-cell">
      <style:table-cell-properties fo:padding="0.097cm" fo:border-left="0.05pt solid #000000" fo:border-right="none" fo:border-top="0.05pt solid #000000" fo:border-bottom="0.05pt solid #000000"/>
    </style:style>
    <style:style style:name="T_5f_FULL.D1" style:display-name="T_FULL.D1" style:family="table-cell">
      <style:table-cell-properties fo:padding="0.097cm" fo:border="0.05pt solid #000000"/>
    </style:style>
    <style:style style:name="T_5f_FULL.A2" style:display-name="T_FULL.A2" style:family="table-cell">
      <style:table-cell-properties fo:padding="0.097cm" fo:border-left="0.05pt solid #000000" fo:border-right="none" fo:border-top="none" fo:border-bottom="0.05pt solid #000000"/>
    </style:style>
    <style:style style:name="T_5f_FULL.D2" style:display-name="T_FULL.D2" style:family="table-cell">
      <style:table-cell-properties fo:padding="0.097cm" fo:border-left="0.05pt solid #000000" fo:border-right="0.05pt solid #000000" fo:border-top="none" fo:border-bottom="0.05pt solid #000000"/>
    </style:style>
    <style:style style:name="T_5f_EMPTY_5f_2" style:display-name="T_EMPTY_2" style:family="table">
      <style:table-properties style:width="17cm" table:align="margins" style:writing-mode="page"/>
    </style:style>
    <style:style style:name="T_5f_EMPTY_5f_2.A" style:display-name="T_EMPTY_2.A" style:family="table-column">
      <style:table-column-properties style:column-width="4.249cm" style:rel-column-width="16383*"/>
    </style:style>
    <style:style style:name="T_5f_EMPTY_5f_2.D" style:display-name="T_EMPTY_2.D" style:family="table-column">
      <style:table-column-properties style:column-width="4.251cm" style:rel-column-width="16386*"/>
    </style:style>
    <style:style style:name="T_5f_EMPTY_5f_2.A1" style:display-name="T_EMPTY_2.A1" style:family="table-cell">
      <style:table-cell-properties fo:padding="0.097cm" fo:border-left="0.05pt solid #000000" fo:border-right="none" fo:border-top="0.05pt solid #000000" fo:border-bottom="0.05pt solid #000000"/>
    </style:style>
    <style:style style:name="T_5f_EMPTY_5f_2.D1" style:display-name="T_EMPTY_2.D1" style:family="table-cell">
      <style:table-cell-properties fo:padding="0.097cm" fo:border="0.05pt solid #000000"/>
    </style:style>
    <style:style style:name="T_5f_EMPTY_5f_2.A2" style:display-name="T_EMPTY_2.A2" style:family="table-cell">
      <style:table-cell-properties fo:padding="0.097cm" fo:border-left="0.05pt solid #000000" fo:border-right="none" fo:border-top="none" fo:border-bottom="0.05pt solid #000000"/>
    </style:style>
    <style:style style:name="T_5f_EMPTY_5f_2.D2" style:display-name="T_EMPTY_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4be2" officeooo:paragraph-rsid="001a4be2"/>
    </style:style>
    <style:style style:name="P2" style:family="paragraph" style:parent-style-name="Standard">
      <style:paragraph-properties>
        <style:tab-stops>
          <style:tab-stop style:position="1.032cm"/>
          <style:tab-stop style:position="2.99cm"/>
          <style:tab-stop style:position="3.995cm"/>
        </style:tab-stops>
      </style:paragraph-properties>
      <style:text-properties officeooo:rsid="001a4be2" officeooo:paragraph-rsid="001a4be2"/>
    </style:style>
    <style:style style:name="P3" style:family="paragraph" style:parent-style-name="Standard">
      <style:text-properties officeooo:paragraph-rsid="001a4be2"/>
    </style:style>
    <style:style style:name="P4" style:family="paragraph" style:parent-style-name="Table_20_Contents">
      <style:text-properties officeooo:rsid="001a4be2" officeooo:paragraph-rsid="001a4be2"/>
    </style:style>
    <style:style style:name="P5" style:family="paragraph" style:parent-style-name="Table_20_Contents">
      <style:text-properties officeooo:paragraph-rsid="001a4be2"/>
    </style:style>
    <style:style style:name="P6" style:family="paragraph" style:parent-style-name="Standard">
      <style:text-properties fo:font-weight="bold" officeooo:rsid="001a4be2" officeooo:paragraph-rsid="001a4be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VALUE_1" text:name="VALUE_1"/>
        <text:user-field-decl office:value-type="string" office:string-value="VALUE_2" text:name="VALUE_2"/>
        <text:user-field-decl office:value-type="string" office:string-value="VALUE_3" text:name="VALUE_3"/>
      </text:user-field-decls>
      <text:p text:style-name="P6">TABLE TEST DOCUMENT</text:p>
      <text:p text:style-name="P1">There is a difference between known and unknown tables. Unknown tables are replaced with the values of the DataPage. Known tables, in MS Word marked with a bookmark in the first cell, will be replaced with the values of DataTable.</text:p>
      <text:p text:style-name="P1">Here are the placeholders in this document:</text:p>
      <text:p text:style-name="P2"><text:tab/>VALUE_1<text:tab/>= <text:tab/><text:user-field-get text:name="VALUE_1">VALUE_1</text:user-field-get><text:line-break/><text:tab/>VALUE_2<text:tab/>= <text:tab/><text:user-field-get text:name="VALUE_2">VALUE_2</text:user-field-get><text:line-break/><text:tab/>VALUE_3<text:tab/>= <text:tab/><text:user-field-get text:name="VALUE_3">VALUE_3</text:user-field-get></text:p>
      <text:p text:style-name="P1">Test 1 – The following is an unknown table:</text:p>
      <table:table table:name="Table1" table:style-name="Table1">
        <table:table-column table:style-name="Table1.A" table:number-columns-repeated="2"/>
        <table:table-column table:style-name="Table1.C" table:number-columns-repeated="2"/>
        <table:table-row>
          <table:table-cell table:style-name="Table1.A1" office:value-type="string">
            <text:p text:style-name="P4">Unknown Table</text:p>
          </table:table-cell>
          <table:table-cell table:style-name="Table1.A1" office:value-type="string">
            <text:p text:style-name="Table_20_Contents"><text:user-field-get text:name="VALUE_1">VALUE_1</text:user-field-get></text:p>
          </table:table-cell>
          <table:table-cell table:style-name="Table1.A1" office:value-type="string">
            <text:p text:style-name="Table_20_Contents"><text:user-field-get text:name="VALUE_2">VALUE_2</text:user-field-get></text:p>
          </table:table-cell>
          <table:table-cell table:style-name="Table1.D1" office:value-type="string">
            <text:p text:style-name="Table_20_Contents"><text:user-field-get text:name="VALUE_3">VALUE_3</text:user-field-get></text:p>
          </table:table-cell>
        </table:table-row>
        <table:table-row>
          <table:table-cell table:style-name="Table1.A2" office:value-type="string">
            <text:p text:style-name="P4">Table Row</text:p>
          </table:table-cell>
          <table:table-cell table:style-name="Table1.A2" office:value-type="string">
            <text:p text:style-name="Table_20_Contents"><text:user-field-get text:name="VALUE_1">VALUE_1</text:user-field-get></text:p>
          </table:table-cell>
          <table:table-cell table:style-name="Table1.A2" office:value-type="string">
            <text:p text:style-name="Table_20_Contents"><text:user-field-get text:name="VALUE_2">VALUE_2</text:user-field-get></text:p>
          </table:table-cell>
          <table:table-cell table:style-name="Table1.D2" office:value-type="string">
            <text:p text:style-name="Table_20_Contents"><text:user-field-get text:name="VALUE_3">VALUE_3</text:user-field-get></text:p>
          </table:table-cell>
        </table:table-row>
      </table:table>
      <text:p text:style-name="P1"/>
      <text:p text:style-name="P1">Test 2 – Now a known (named) table, with the table name 'T_SIMPLE':</text:p>
      <table:table table:name="T_SIMPLE" table:style-name="T_5f_SIMPLE">
        <table:table-column table:style-name="T_5f_SIMPLE.A" table:number-columns-repeated="3"/>
        <table:table-column table:style-name="T_5f_SIMPLE.D"/>
        <table:table-row>
          <table:table-cell table:style-name="T_5f_SIMPLE.A1" office:value-type="string">
            <text:p text:style-name="P4">Simple Known Table</text:p>
          </table:table-cell>
          <table:table-cell table:style-name="T_5f_SIMPLE.A1" office:value-type="string">
            <text:p text:style-name="Table_20_Contents"><text:user-field-get text:name="VALUE_1">VALUE_1</text:user-field-get></text:p>
          </table:table-cell>
          <table:table-cell table:style-name="T_5f_SIMPLE.A1" office:value-type="string">
            <text:p text:style-name="Table_20_Contents"><text:user-field-get text:name="VALUE_2">VALUE_2</text:user-field-get></text:p>
          </table:table-cell>
          <table:table-cell table:style-name="T_5f_SIMPLE.D1" office:value-type="string">
            <text:p text:style-name="Table_20_Contents"><text:user-field-get text:name="VALUE_3">VALUE_3</text:user-field-get></text:p>
          </table:table-cell>
        </table:table-row>
        <table:table-row>
          <table:table-cell table:style-name="T_5f_SIMPLE.A2" office:value-type="string">
            <text:p text:style-name="P4">Table Row</text:p>
          </table:table-cell>
          <table:table-cell table:style-name="T_5f_SIMPLE.A2" office:value-type="string">
            <text:p text:style-name="Table_20_Contents"><text:user-field-get text:name="VALUE_1">VALUE_1</text:user-field-get></text:p>
          </table:table-cell>
          <table:table-cell table:style-name="T_5f_SIMPLE.A2" office:value-type="string">
            <text:p text:style-name="Table_20_Contents"><text:user-field-get text:name="VALUE_2">VALUE_2</text:user-field-get></text:p>
          </table:table-cell>
          <table:table-cell table:style-name="T_5f_SIMPLE.D2" office:value-type="string">
            <text:p text:style-name="Table_20_Contents"><text:user-field-get text:name="VALUE_3">VALUE_3</text:user-field-get></text:p>
          </table:table-cell>
        </table:table-row>
      </table:table>
      <text:p text:style-name="P1"/>
      <text:p text:style-name="P1">Test 3 – Table with only one row in the template, table name 'T_ONE_ROW':</text:p>
      <table:table table:name="T_ONE_ROW" table:style-name="T_5f_ONE_5f_ROW">
        <table:table-column table:style-name="T_5f_ONE_5f_ROW.A" table:number-columns-repeated="3"/>
        <table:table-column table:style-name="T_5f_ONE_5f_ROW.D"/>
        <table:table-row>
          <table:table-cell table:style-name="T_5f_ONE_5f_ROW.A1" office:value-type="string">
            <text:p text:style-name="P4">Table Row</text:p>
          </table:table-cell>
          <table:table-cell table:style-name="T_5f_ONE_5f_ROW.A1" office:value-type="string">
            <text:p text:style-name="Table_20_Contents"><text:user-field-get text:name="VALUE_1">VALUE_1</text:user-field-get></text:p>
          </table:table-cell>
          <table:table-cell table:style-name="T_5f_ONE_5f_ROW.A1" office:value-type="string">
            <text:p text:style-name="Table_20_Contents"><text:user-field-get text:name="VALUE_2">VALUE_2</text:user-field-get></text:p>
          </table:table-cell>
          <table:table-cell table:style-name="T_5f_ONE_5f_ROW.D1" office:value-type="string">
            <text:p text:style-name="Table_20_Contents"><text:user-field-get text:name="VALUE_3">VALUE_3</text:user-field-get></text:p>
          </table:table-cell>
        </table:table-row>
      </table:table>
      <text:p text:style-name="P1"/>
      <text:p text:style-name="P1">Test 4 – Table with only one row, but no data (no DataTableRow), named 'T_EMPTY':</text:p>
      <text:p text:style-name="P1"/>
      <table:table table:name="T_EMPTY" table:style-name="T_5f_EMPTY">
        <table:table-column table:style-name="T_5f_EMPTY.A" table:number-columns-repeated="3"/>
        <table:table-column table:style-name="T_5f_EMPTY.D"/>
        <table:table-row>
          <table:table-cell table:style-name="T_5f_EMPTY.A1" office:value-type="string">
            <text:p text:style-name="P4">Table Row</text:p>
          </table:table-cell>
          <table:table-cell table:style-name="T_5f_EMPTY.A1" office:value-type="string">
            <text:p text:style-name="P5"><text:user-field-get text:name="VALUE_1">VALUE_1</text:user-field-get></text:p>
          </table:table-cell>
          <table:table-cell table:style-name="T_5f_EMPTY.A1" office:value-type="string">
            <text:p text:style-name="P5"><text:user-field-get text:name="VALUE_2">VALUE_2</text:user-field-get></text:p>
          </table:table-cell>
          <table:table-cell table:style-name="T_5f_EMPTY.D1" office:value-type="string">
            <text:p text:style-name="P5"><text:user-field-get text:name="VALUE_3">VALUE_3</text:user-field-get></text:p>
          </table:table-cell>
        </table:table-row>
      </table:table>
      <text:p text:style-name="P3"/>
      <text:p text:style-name="P1">Test 5 – Table with three rows in the template, named 'T_FULL':</text:p>
      <text:p text:style-name="P1"/>
      <table:table table:name="T_FULL" table:style-name="T_5f_FULL">
        <table:table-column table:style-name="T_5f_FULL.A" table:number-columns-repeated="3"/>
        <table:table-column table:style-name="T_5f_FULL.D"/>
        <table:table-row>
          <table:table-cell table:style-name="T_5f_FULL.A1" office:value-type="string">
            <text:p text:style-name="P4">Large Table</text:p>
          </table:table-cell>
          <table:table-cell table:style-name="T_5f_FULL.A1" office:value-type="string">
            <text:p text:style-name="P5"><text:user-field-get text:name="VALUE_1">VALUE_1</text:user-field-get></text:p>
          </table:table-cell>
          <table:table-cell table:style-name="T_5f_FULL.A1" office:value-type="string">
            <text:p text:style-name="P5"><text:user-field-get text:name="VALUE_2">VALUE_2</text:user-field-get></text:p>
          </table:table-cell>
          <table:table-cell table:style-name="T_5f_FULL.D1" office:value-type="string">
            <text:p text:style-name="P5"><text:user-field-get text:name="VALUE_3">VALUE_3</text:user-field-get></text:p>
          </table:table-cell>
        </table:table-row>
        <table:table-row>
          <table:table-cell table:style-name="T_5f_FULL.A2" office:value-type="string">
            <text:p text:style-name="P4"/>
          </table:table-cell>
          <table:table-cell table:style-name="T_5f_FULL.A2" office:value-type="string">
            <text:p text:style-name="P5"><text:user-field-get text:name="VALUE_1">VALUE_1</text:user-field-get></text:p>
          </table:table-cell>
          <table:table-cell table:style-name="T_5f_FULL.A2" office:value-type="string">
            <text:p text:style-name="P5"><text:user-field-get text:name="VALUE_2">VALUE_2</text:user-field-get></text:p>
          </table:table-cell>
          <table:table-cell table:style-name="T_5f_FULL.D2" office:value-type="string">
            <text:p text:style-name="P5"><text:user-field-get text:name="VALUE_3">VALUE_3</text:user-field-get></text:p>
          </table:table-cell>
        </table:table-row>
        <table:table-row>
          <table:table-cell table:style-name="T_5f_FULL.A2" office:value-type="string">
            <text:p text:style-name="P4">Table Footer</text:p>
          </table:table-cell>
          <table:table-cell table:style-name="T_5f_FULL.A2" office:value-type="string">
            <text:p text:style-name="P5"><text:user-field-get text:name="VALUE_1">VALUE_1</text:user-field-get></text:p>
          </table:table-cell>
          <table:table-cell table:style-name="T_5f_FULL.A2" office:value-type="string">
            <text:p text:style-name="P5"><text:user-field-get text:name="VALUE_2">VALUE_2</text:user-field-get></text:p>
          </table:table-cell>
          <table:table-cell table:style-name="T_5f_FULL.D2" office:value-type="string">
            <text:p text:style-name="P5"><text:user-field-get text:name="VALUE_3">VALUE_3</text:user-field-get></text:p>
          </table:table-cell>
        </table:table-row>
      </table:table>
      <text:p text:style-name="P3"/>
      <text:p text:style-name="P1">Test 6 – Normal table (with header and footer) but without DataTableRow, named 'T_EMPTY_2':</text:p>
      <text:p text:style-name="P1"/>
      <table:table table:name="T_EMPTY_2" table:style-name="T_5f_EMPTY_5f_2">
        <table:table-column table:style-name="T_5f_EMPTY_5f_2.A" table:number-columns-repeated="3"/>
        <table:table-column table:style-name="T_5f_EMPTY_5f_2.D"/>
        <table:table-row>
          <table:table-cell table:style-name="T_5f_EMPTY_5f_2.A1" office:value-type="string">
            <text:p text:style-name="P4">Normal Empty Table</text:p>
          </table:table-cell>
          <table:table-cell table:style-name="T_5f_EMPTY_5f_2.A1" office:value-type="string">
            <text:p text:style-name="P5"><text:user-field-get text:name="VALUE_1">VALUE_1</text:user-field-get></text:p>
          </table:table-cell>
          <table:table-cell table:style-name="T_5f_EMPTY_5f_2.A1" office:value-type="string">
            <text:p text:style-name="P5"><text:user-field-get text:name="VALUE_2">VALUE_2</text:user-field-get></text:p>
          </table:table-cell>
          <table:table-cell table:style-name="T_5f_EMPTY_5f_2.D1" office:value-type="string">
            <text:p text:style-name="P5"><text:user-field-get text:name="VALUE_3">VALUE_3</text:user-field-get></text:p>
          </table:table-cell>
        </table:table-row>
        <table:table-row>
          <table:table-cell table:style-name="T_5f_EMPTY_5f_2.A2" office:value-type="string">
            <text:p text:style-name="P4">Table Row</text:p>
          </table:table-cell>
          <table:table-cell table:style-name="T_5f_EMPTY_5f_2.A2" office:value-type="string">
            <text:p text:style-name="P5"><text:user-field-get text:name="VALUE_1">VALUE_1</text:user-field-get></text:p>
          </table:table-cell>
          <table:table-cell table:style-name="T_5f_EMPTY_5f_2.A2" office:value-type="string">
            <text:p text:style-name="P5"><text:user-field-get text:name="VALUE_2">VALUE_2</text:user-field-get></text:p>
          </table:table-cell>
          <table:table-cell table:style-name="T_5f_EMPTY_5f_2.D2" office:value-type="string">
            <text:p text:style-name="P5"><text:user-field-get text:name="VALUE_3">VALUE_3</text:user-field-get></text:p>
          </table:table-cell>
        </table:table-row>
        <table:table-row>
          <table:table-cell table:style-name="T_5f_EMPTY_5f_2.A2" office:value-type="string">
            <text:p text:style-name="P4">Table Footer</text:p>
          </table:table-cell>
          <table:table-cell table:style-name="T_5f_EMPTY_5f_2.A2" office:value-type="string">
            <text:p text:style-name="P5"><text:user-field-get text:name="VALUE_1">VALUE_1</text:user-field-get></text:p>
          </table:table-cell>
          <table:table-cell table:style-name="T_5f_EMPTY_5f_2.A2" office:value-type="string">
            <text:p text:style-name="P5"><text:user-field-get text:name="VALUE_2">VALUE_2</text:user-field-get></text:p>
          </table:table-cell>
          <table:table-cell table:style-name="T_5f_EMPTY_5f_2.D2" office:value-type="string">
            <text:p text:style-name="P5"><text:user-field-get text:name="VALUE_3">VALUE_3</text:user-field-get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Microsoft Sans Serif" svg:font-family="'Microsoft Sans Serif'" style:font-family-generic="swiss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icrosoft Sans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01cm" loext:contextual-spacing="false" style:shadow="none" style:writing-mode="page"/>
      <style:text-properties style:font-name="Arial" fo:font-family="Arial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Microsoft Sans Serif" fo:font-family="'Microsoft Sans Serif'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Microsoft Sans Serif" fo:font-family="'Microsoft Sans Serif'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icrosoft Sans Serif" fo:font-family="'Microsoft Sans Serif'" style:font-family-generic="swiss"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itz Riebe</meta:initial-creator>
    <meta:creation-date>2017-05-20T22:42:14.516000000</meta:creation-date>
    <dc:date>2017-05-20T22:58:10.912000000</dc:date>
    <dc:creator>Moritz Riebe</dc:creator>
    <meta:editing-duration>PT19S</meta:editing-duration>
    <meta:editing-cycles>2</meta:editing-cycles>
    <meta:generator>LibreOffice/5.3.2.2$Windows_x86 LibreOffice_project/6cd4f1ef626f15116896b1d8e1398b56da0d0ee1</meta:generator>
    <meta:document-statistic meta:table-count="6" meta:image-count="0" meta:object-count="0" meta:page-count="1" meta:paragraph-count="57" meta:word-count="190" meta:character-count="1150" meta:non-whitespace-character-count="1005"/>
  </office:meta>
</office:document-meta>
</file>